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16.7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 fo:hyphenate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oogle.maps.MapTypeControlOptions object specific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ptions for the rendering of the map type control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 office:value-type="string">
            <text:p>mapTypeIds </text:p>
          </table:table-cell>
          <table:table-cell office:value-type="string">
            <text:p>Array.&lt;<text:a xlink:href="../MapTypeId%20class.ods">MapTypeId</text:a>&gt;|Array.&lt;string&gt; </text:p>
          </table:table-cell>
          <table:table-cell office:value-type="string">
            <text:p>IDs of map types to show in the control.</text:p>
          </table:table-cell>
        </table:table-row>
        <table:table-row table:style-name="ro4">
          <table:table-cell office:value-type="string">
            <text:p>position </text:p>
          </table:table-cell>
          <table:table-cell office:value-type="string">
            <text:p><text:a xlink:href="../ControlPosition%20class.ods">ControlPosition</text:a> </text:p>
          </table:table-cell>
          <table:table-cell office:value-type="string">
            <text:p>Position id. Used to specify the position of the control on the map. The default position is TOP_RIGHT.</text:p>
          </table:table-cell>
        </table:table-row>
        <table:table-row table:style-name="ro4">
          <table:table-cell office:value-type="string">
            <text:p>style </text:p>
          </table:table-cell>
          <table:table-cell office:value-type="string">
            <text:p><text:a xlink:href="../MapTypeControlStyle%20class.ods">MapTypeControlStyle</text:a></text:p>
          </table:table-cell>
          <table:table-cell office:value-type="string">
            <text:p>Style id. Used to select what style of map type control to display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7:5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7:32:25.46</meta:creation-date>
    <dc:date>2011-12-13T17:51:02.14</dc:date>
    <meta:editing-duration>PT18M36S</meta:editing-duration>
    <meta:editing-cycles>2</meta:editing-cycles>
    <meta:generator>OpenOffice.org/3.3$Win32 OpenOffice.org_project/330m20$Build-9567</meta:generator>
    <meta:document-statistic meta:table-count="3" meta:cell-count="15" meta:object-count="0"/>
  </office:meta>
</office:document-meta>
</file>